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847a" officeooo:paragraph-rsid="000d847a"/>
    </style:style>
    <style:style style:name="P5" style:family="paragraph" style:parent-style-name="Text_20_body">
      <style:paragraph-properties fo:text-align="center" style:justify-single-word="false"/>
      <style:text-properties style:font-name="Georgia" officeooo:rsid="000d847a" officeooo:paragraph-rsid="000d847a"/>
    </style:style>
    <style:style style:name="P6" style:family="paragraph" style:parent-style-name="Title">
      <style:text-properties style:font-name="Georgia" officeooo:rsid="000d559b" officeooo:paragraph-rsid="000d559b"/>
    </style:style>
    <style:style style:name="P7" style:family="paragraph" style:parent-style-name="Text_20_body">
      <style:text-properties style:font-name="Georgia" officeooo:rsid="003119f7" officeooo:paragraph-rsid="003119f7"/>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fo:font-style="normal" officeooo:rsid="0039170c" officeooo:paragraph-rsid="003119f7" style:font-style-asian="normal" style:font-style-complex="normal"/>
    </style:style>
    <style:style style:name="P12" style:family="paragraph" style:parent-style-name="Text_20_body">
      <style:text-properties officeooo:paragraph-rsid="00505d6c"/>
    </style:style>
    <style:style style:name="P13" style:family="paragraph" style:parent-style-name="Text_20_body">
      <style:text-properties officeooo:paragraph-rsid="00622e30"/>
    </style:style>
    <style:style style:name="P14" style:family="paragraph" style:parent-style-name="Text_20_body">
      <style:text-properties officeooo:paragraph-rsid="00676a7e"/>
    </style:style>
    <style:style style:name="P15" style:family="paragraph" style:parent-style-name="Text_20_body">
      <style:text-properties fo:font-style="normal" officeooo:rsid="00491e34" style:font-style-asian="normal" style:font-style-complex="normal"/>
    </style:style>
    <style:style style:name="P16" style:family="paragraph" style:parent-style-name="Text_20_body">
      <style:text-properties fo:font-style="normal" officeooo:rsid="0055a941" officeooo:paragraph-rsid="00505d6c" style:font-style-asian="normal" style:font-style-complex="normal"/>
    </style:style>
    <style:style style:name="P17" style:family="paragraph" style:parent-style-name="Text_20_body">
      <style:text-properties fo:font-style="normal" officeooo:rsid="005bb50e" style:font-style-asian="normal" style:font-style-complex="normal"/>
    </style:style>
    <style:style style:name="P18" style:family="paragraph" style:parent-style-name="Text_20_body">
      <style:text-properties fo:font-style="normal" officeooo:rsid="005c6da5" style:font-style-asian="normal" style:font-style-complex="normal"/>
    </style:style>
    <style:style style:name="P19" style:family="paragraph" style:parent-style-name="Text_20_body">
      <style:text-properties fo:font-style="normal" officeooo:rsid="00618acf" style:font-style-asian="normal" style:font-style-complex="normal"/>
    </style:style>
    <style:style style:name="P20" style:family="paragraph" style:parent-style-name="Text_20_body">
      <style:text-properties fo:font-style="normal" officeooo:rsid="00622e30" officeooo:paragraph-rsid="00622e30" style:font-style-asian="normal" style:font-style-complex="normal"/>
    </style:style>
    <style:style style:name="P21" style:family="paragraph" style:parent-style-name="Text_20_body">
      <style:text-properties fo:font-style="normal" officeooo:rsid="00676a7e" officeooo:paragraph-rsid="00676a7e" style:font-style-asian="normal" style:font-style-complex="normal"/>
    </style:style>
    <style:style style:name="P22" style:family="paragraph" style:parent-style-name="Text_20_body">
      <style:text-properties fo:font-style="normal" officeooo:rsid="006ab95d" style:font-style-asian="normal" style:font-style-complex="normal"/>
    </style:style>
    <style:style style:name="P23" style:family="paragraph" style:parent-style-name="Text_20_body">
      <style:text-properties fo:font-style="normal" officeooo:rsid="006c203e" style:font-style-asian="normal" style:font-style-complex="normal"/>
    </style:style>
    <style:style style:name="P24" style:family="paragraph" style:parent-style-name="Text_20_body">
      <style:text-properties fo:font-style="normal" officeooo:rsid="006df5f5" style:font-style-asian="normal" style:font-style-complex="normal"/>
    </style:style>
    <style:style style:name="P25" style:family="paragraph" style:parent-style-name="Text_20_body">
      <style:text-properties fo:font-style="normal" officeooo:rsid="006f3147" style:font-style-asian="normal" style:font-style-complex="normal"/>
    </style:style>
    <style:style style:name="P26" style:family="paragraph" style:parent-style-name="Text_20_body">
      <style:text-properties fo:font-style="normal" officeooo:rsid="00700690" style:font-style-asian="normal" style:font-style-complex="normal"/>
    </style:style>
    <style:style style:name="P27" style:family="paragraph" style:parent-style-name="Text_20_body">
      <style:text-properties fo:font-style="normal" officeooo:rsid="0073e28b" style:font-style-asian="normal" style:font-style-complex="normal"/>
    </style:style>
    <style:style style:name="P28" style:family="paragraph" style:parent-style-name="Text_20_body">
      <style:text-properties fo:font-style="normal" officeooo:rsid="00818147" style:font-style-asian="normal" style:font-style-complex="normal"/>
    </style:style>
    <style:style style:name="P29" style:family="paragraph" style:parent-style-name="Text_20_body">
      <style:text-properties fo:font-style="normal" officeooo:rsid="00832494" style:font-style-asian="normal" style:font-style-complex="normal"/>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italic" officeooo:rsid="00448eb0" style:font-style-asian="italic" style:font-style-complex="italic"/>
    </style:style>
    <style:style style:name="T25" style:family="text">
      <style:text-properties fo:font-style="italic" officeooo:rsid="00491e34" style:font-style-asian="italic" style:font-style-complex="italic"/>
    </style:style>
    <style:style style:name="T26" style:family="text">
      <style:text-properties fo:font-style="italic" officeooo:rsid="004c25dd" style:font-style-asian="italic" style:font-style-complex="italic"/>
    </style:style>
    <style:style style:name="T27" style:family="text">
      <style:text-properties fo:font-style="italic" officeooo:rsid="004d9480" style:font-style-asian="italic" style:font-style-complex="italic"/>
    </style:style>
    <style:style style:name="T28" style:family="text">
      <style:text-properties fo:font-style="italic" officeooo:rsid="004f74f7" style:font-style-asian="italic" style:font-style-complex="italic"/>
    </style:style>
    <style:style style:name="T29" style:family="text">
      <style:text-properties fo:font-style="italic" officeooo:rsid="0055a941" style:font-style-asian="italic" style:font-style-complex="italic"/>
    </style:style>
    <style:style style:name="T30" style:family="text">
      <style:text-properties fo:font-style="italic" officeooo:rsid="006ab95d" style:font-style-asian="italic" style:font-style-complex="italic"/>
    </style:style>
    <style:style style:name="T31" style:family="text">
      <style:text-properties fo:font-style="italic" officeooo:rsid="006b9e39" style:font-style-asian="italic" style:font-style-complex="italic"/>
    </style:style>
    <style:style style:name="T32" style:family="text">
      <style:text-properties fo:font-style="italic" officeooo:rsid="006c203e" style:font-style-asian="italic" style:font-style-complex="italic"/>
    </style:style>
    <style:style style:name="T33" style:family="text">
      <style:text-properties fo:font-style="italic" officeooo:rsid="006df5f5" style:font-style-asian="italic" style:font-style-complex="italic"/>
    </style:style>
    <style:style style:name="T34" style:family="text">
      <style:text-properties fo:font-style="italic" officeooo:rsid="0071b27d" style:font-style-asian="italic" style:font-style-complex="italic"/>
    </style:style>
    <style:style style:name="T35" style:family="text">
      <style:text-properties fo:font-style="italic" officeooo:rsid="007ab446" style:font-style-asian="italic" style:font-style-complex="italic"/>
    </style:style>
    <style:style style:name="T36" style:family="text">
      <style:text-properties fo:font-style="italic" officeooo:rsid="007f8269" style:font-style-asian="italic" style:font-style-complex="italic"/>
    </style:style>
    <style:style style:name="T37" style:family="text">
      <style:text-properties fo:font-style="italic" officeooo:rsid="0081216d" style:font-style-asian="italic" style:font-style-complex="italic"/>
    </style:style>
    <style:style style:name="T38" style:family="text">
      <style:text-properties fo:font-style="italic" officeooo:rsid="009984b6" style:font-style-asian="italic" style:font-style-complex="italic"/>
    </style:style>
    <style:style style:name="T39" style:family="text">
      <style:text-properties fo:font-style="italic" officeooo:rsid="009bbb33" style:font-style-asian="italic" style:font-style-complex="italic"/>
    </style:style>
    <style:style style:name="T40" style:family="text">
      <style:text-properties fo:font-style="italic" officeooo:rsid="009cfa47" style:font-style-asian="italic" style:font-style-complex="italic"/>
    </style:style>
    <style:style style:name="T41" style:family="text">
      <style:text-properties fo:font-style="italic" officeooo:rsid="00a0ba80" style:font-style-asian="italic" style:font-style-complex="italic"/>
    </style:style>
    <style:style style:name="T42" style:family="text">
      <style:text-properties fo:font-style="italic" officeooo:rsid="00a41f8a"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24f2f0" style:font-style-asian="normal" style:font-style-complex="normal"/>
    </style:style>
    <style:style style:name="T45" style:family="text">
      <style:text-properties fo:font-style="normal" officeooo:rsid="00253e27" style:font-style-asian="normal" style:font-style-complex="normal"/>
    </style:style>
    <style:style style:name="T46" style:family="text">
      <style:text-properties fo:font-style="normal" officeooo:rsid="00265f47" style:font-style-asian="normal" style:font-style-complex="normal"/>
    </style:style>
    <style:style style:name="T47" style:family="text">
      <style:text-properties fo:font-style="normal" officeooo:rsid="00274e8e" style:font-style-asian="normal" style:font-style-complex="normal"/>
    </style:style>
    <style:style style:name="T48" style:family="text">
      <style:text-properties fo:font-style="normal" officeooo:rsid="00290fd2" style:font-style-asian="normal" style:font-style-complex="normal"/>
    </style:style>
    <style:style style:name="T49" style:family="text">
      <style:text-properties fo:font-style="normal" officeooo:rsid="002970d1" style:font-style-asian="normal" style:font-style-complex="normal"/>
    </style:style>
    <style:style style:name="T50" style:family="text">
      <style:text-properties fo:font-style="normal" officeooo:rsid="002a8bc1" style:font-style-asian="normal" style:font-style-complex="normal"/>
    </style:style>
    <style:style style:name="T51" style:family="text">
      <style:text-properties fo:font-style="normal" officeooo:rsid="002ab230" style:font-style-asian="normal" style:font-style-complex="normal"/>
    </style:style>
    <style:style style:name="T52" style:family="text">
      <style:text-properties fo:font-style="normal" officeooo:rsid="002c3565" style:font-style-asian="normal" style:font-style-complex="normal"/>
    </style:style>
    <style:style style:name="T53" style:family="text">
      <style:text-properties fo:font-style="normal" officeooo:rsid="002db341" style:font-style-asian="normal" style:font-style-complex="normal"/>
    </style:style>
    <style:style style:name="T54" style:family="text">
      <style:text-properties fo:font-style="normal" officeooo:rsid="002f9316" style:font-style-asian="normal" style:font-style-complex="normal"/>
    </style:style>
    <style:style style:name="T55" style:family="text">
      <style:text-properties fo:font-style="normal" officeooo:rsid="0032fa94" style:font-style-asian="normal" style:font-style-complex="normal"/>
    </style:style>
    <style:style style:name="T56" style:family="text">
      <style:text-properties fo:font-style="normal" officeooo:rsid="0033450e" style:font-style-asian="normal" style:font-style-complex="normal"/>
    </style:style>
    <style:style style:name="T57" style:family="text">
      <style:text-properties fo:font-style="normal" officeooo:rsid="0034352f" style:font-style-asian="normal" style:font-style-complex="normal"/>
    </style:style>
    <style:style style:name="T58" style:family="text">
      <style:text-properties fo:font-style="normal" officeooo:rsid="003557e7" style:font-style-asian="normal" style:font-style-complex="normal"/>
    </style:style>
    <style:style style:name="T59" style:family="text">
      <style:text-properties fo:font-style="normal" officeooo:rsid="0037e708" style:font-style-asian="normal" style:font-style-complex="normal"/>
    </style:style>
    <style:style style:name="T60" style:family="text">
      <style:text-properties fo:font-style="normal" officeooo:rsid="0039170c" style:font-style-asian="normal" style:font-style-complex="normal"/>
    </style:style>
    <style:style style:name="T61" style:family="text">
      <style:text-properties fo:font-style="normal" officeooo:rsid="00491e34" style:font-style-asian="normal" style:font-style-complex="normal"/>
    </style:style>
    <style:style style:name="T62" style:family="text">
      <style:text-properties fo:font-style="normal" officeooo:rsid="004a145b" style:font-style-asian="normal" style:font-style-complex="normal"/>
    </style:style>
    <style:style style:name="T63" style:family="text">
      <style:text-properties fo:font-style="normal" officeooo:rsid="004afb64" style:font-style-asian="normal" style:font-style-complex="normal"/>
    </style:style>
    <style:style style:name="T64" style:family="text">
      <style:text-properties fo:font-style="normal" officeooo:rsid="004c25dd" style:font-style-asian="normal" style:font-style-complex="normal"/>
    </style:style>
    <style:style style:name="T65" style:family="text">
      <style:text-properties fo:font-style="normal" officeooo:rsid="004d9480" style:font-style-asian="normal" style:font-style-complex="normal"/>
    </style:style>
    <style:style style:name="T66" style:family="text">
      <style:text-properties fo:font-style="normal" officeooo:rsid="004f74f7" style:font-style-asian="normal" style:font-style-complex="normal"/>
    </style:style>
    <style:style style:name="T67" style:family="text">
      <style:text-properties fo:font-style="normal" officeooo:rsid="00505d6c" style:font-style-asian="normal" style:font-style-complex="normal"/>
    </style:style>
    <style:style style:name="T68" style:family="text">
      <style:text-properties fo:font-style="normal" officeooo:rsid="00510e35" style:font-style-asian="normal" style:font-style-complex="normal"/>
    </style:style>
    <style:style style:name="T69" style:family="text">
      <style:text-properties fo:font-style="normal" officeooo:rsid="0052d184" style:font-style-asian="normal" style:font-style-complex="normal"/>
    </style:style>
    <style:style style:name="T70" style:family="text">
      <style:text-properties fo:font-style="normal" officeooo:rsid="0053922d" style:font-style-asian="normal" style:font-style-complex="normal"/>
    </style:style>
    <style:style style:name="T71" style:family="text">
      <style:text-properties fo:font-style="normal" officeooo:rsid="00555a52" style:font-style-asian="normal" style:font-style-complex="normal"/>
    </style:style>
    <style:style style:name="T72" style:family="text">
      <style:text-properties fo:font-style="normal" officeooo:rsid="0055a941" style:font-style-asian="normal" style:font-style-complex="normal"/>
    </style:style>
    <style:style style:name="T73" style:family="text">
      <style:text-properties fo:font-style="normal" officeooo:rsid="0056dab9" style:font-style-asian="normal" style:font-style-complex="normal"/>
    </style:style>
    <style:style style:name="T74" style:family="text">
      <style:text-properties fo:font-style="normal" officeooo:rsid="00581620" style:font-style-asian="normal" style:font-style-complex="normal"/>
    </style:style>
    <style:style style:name="T75" style:family="text">
      <style:text-properties fo:font-style="normal" officeooo:rsid="00599af9" style:font-style-asian="normal" style:font-style-complex="normal"/>
    </style:style>
    <style:style style:name="T76" style:family="text">
      <style:text-properties fo:font-style="normal" officeooo:rsid="005b2184" style:font-style-asian="normal" style:font-style-complex="normal"/>
    </style:style>
    <style:style style:name="T77" style:family="text">
      <style:text-properties fo:font-style="normal" officeooo:rsid="005bb50e" style:font-style-asian="normal" style:font-style-complex="normal"/>
    </style:style>
    <style:style style:name="T78" style:family="text">
      <style:text-properties fo:font-style="normal" officeooo:rsid="005c6da5" style:font-style-asian="normal" style:font-style-complex="normal"/>
    </style:style>
    <style:style style:name="T79" style:family="text">
      <style:text-properties fo:font-style="normal" officeooo:rsid="005c9df1" style:font-style-asian="normal" style:font-style-complex="normal"/>
    </style:style>
    <style:style style:name="T80" style:family="text">
      <style:text-properties fo:font-style="normal" officeooo:rsid="005d5f5b" style:font-style-asian="normal" style:font-style-complex="normal"/>
    </style:style>
    <style:style style:name="T81" style:family="text">
      <style:text-properties fo:font-style="normal" officeooo:rsid="005dc20c" style:font-style-asian="normal" style:font-style-complex="normal"/>
    </style:style>
    <style:style style:name="T82" style:family="text">
      <style:text-properties fo:font-style="normal" officeooo:rsid="005ec951" style:font-style-asian="normal" style:font-style-complex="normal"/>
    </style:style>
    <style:style style:name="T83" style:family="text">
      <style:text-properties fo:font-style="normal" officeooo:rsid="00602788" style:font-style-asian="normal" style:font-style-complex="normal"/>
    </style:style>
    <style:style style:name="T84" style:family="text">
      <style:text-properties fo:font-style="normal" officeooo:rsid="00618acf" style:font-style-asian="normal" style:font-style-complex="normal"/>
    </style:style>
    <style:style style:name="T85" style:family="text">
      <style:text-properties fo:font-style="normal" officeooo:rsid="00622e30" style:font-style-asian="normal" style:font-style-complex="normal"/>
    </style:style>
    <style:style style:name="T86" style:family="text">
      <style:text-properties fo:font-style="normal" officeooo:rsid="0063b5fb" style:font-style-asian="normal" style:font-style-complex="normal"/>
    </style:style>
    <style:style style:name="T87" style:family="text">
      <style:text-properties fo:font-style="normal" officeooo:rsid="00654246" style:font-style-asian="normal" style:font-style-complex="normal"/>
    </style:style>
    <style:style style:name="T88" style:family="text">
      <style:text-properties fo:font-style="normal" officeooo:rsid="00658015" style:font-style-asian="normal" style:font-style-complex="normal"/>
    </style:style>
    <style:style style:name="T89" style:family="text">
      <style:text-properties fo:font-style="normal" officeooo:rsid="00674367" style:font-style-asian="normal" style:font-style-complex="normal"/>
    </style:style>
    <style:style style:name="T90" style:family="text">
      <style:text-properties fo:font-style="normal" officeooo:rsid="00676a7e" style:font-style-asian="normal" style:font-style-complex="normal"/>
    </style:style>
    <style:style style:name="T91" style:family="text">
      <style:text-properties fo:font-style="normal" officeooo:rsid="0067a45a" style:font-style-asian="normal" style:font-style-complex="normal"/>
    </style:style>
    <style:style style:name="T92" style:family="text">
      <style:text-properties fo:font-style="normal" officeooo:rsid="0068e109" style:font-style-asian="normal" style:font-style-complex="normal"/>
    </style:style>
    <style:style style:name="T93" style:family="text">
      <style:text-properties fo:font-style="normal" officeooo:rsid="0068e985" style:font-style-asian="normal" style:font-style-complex="normal"/>
    </style:style>
    <style:style style:name="T94" style:family="text">
      <style:text-properties fo:font-style="normal" officeooo:rsid="006ab95d" style:font-style-asian="normal" style:font-style-complex="normal"/>
    </style:style>
    <style:style style:name="T95" style:family="text">
      <style:text-properties fo:font-style="normal" officeooo:rsid="006b9e39" style:font-style-asian="normal" style:font-style-complex="normal"/>
    </style:style>
    <style:style style:name="T96" style:family="text">
      <style:text-properties fo:font-style="normal" officeooo:rsid="006c203e" style:font-style-asian="normal" style:font-style-complex="normal"/>
    </style:style>
    <style:style style:name="T97" style:family="text">
      <style:text-properties fo:font-style="normal" officeooo:rsid="006df5f5" style:font-style-asian="normal" style:font-style-complex="normal"/>
    </style:style>
    <style:style style:name="T98" style:family="text">
      <style:text-properties fo:font-style="normal" officeooo:rsid="006f3147" style:font-style-asian="normal" style:font-style-complex="normal"/>
    </style:style>
    <style:style style:name="T99" style:family="text">
      <style:text-properties fo:font-style="normal" officeooo:rsid="00700690" style:font-style-asian="normal" style:font-style-complex="normal"/>
    </style:style>
    <style:style style:name="T100" style:family="text">
      <style:text-properties fo:font-style="normal" officeooo:rsid="00717587" style:font-style-asian="normal" style:font-style-complex="normal"/>
    </style:style>
    <style:style style:name="T101" style:family="text">
      <style:text-properties fo:font-style="normal" officeooo:rsid="0071b27d" style:font-style-asian="normal" style:font-style-complex="normal"/>
    </style:style>
    <style:style style:name="T102" style:family="text">
      <style:text-properties fo:font-style="normal" officeooo:rsid="00725865" style:font-style-asian="normal" style:font-style-complex="normal"/>
    </style:style>
    <style:style style:name="T103" style:family="text">
      <style:text-properties fo:font-style="normal" officeooo:rsid="0073e28b" style:font-style-asian="normal" style:font-style-complex="normal"/>
    </style:style>
    <style:style style:name="T104" style:family="text">
      <style:text-properties fo:font-style="normal" officeooo:rsid="0074f1d9" style:font-style-asian="normal" style:font-style-complex="normal"/>
    </style:style>
    <style:style style:name="T105" style:family="text">
      <style:text-properties fo:font-style="normal" officeooo:rsid="0075361a" style:font-style-asian="normal" style:font-style-complex="normal"/>
    </style:style>
    <style:style style:name="T106" style:family="text">
      <style:text-properties fo:font-style="normal" officeooo:rsid="00762722" style:font-style-asian="normal" style:font-style-complex="normal"/>
    </style:style>
    <style:style style:name="T107" style:family="text">
      <style:text-properties fo:font-style="normal" officeooo:rsid="00773791" style:font-style-asian="normal" style:font-style-complex="normal"/>
    </style:style>
    <style:style style:name="T108" style:family="text">
      <style:text-properties fo:font-style="normal" officeooo:rsid="007934f9" style:font-style-asian="normal" style:font-style-complex="normal"/>
    </style:style>
    <style:style style:name="T109" style:family="text">
      <style:text-properties fo:font-style="normal" officeooo:rsid="007a3270" style:font-style-asian="normal" style:font-style-complex="normal"/>
    </style:style>
    <style:style style:name="T110" style:family="text">
      <style:text-properties fo:font-style="normal" officeooo:rsid="007ab446" style:font-style-asian="normal" style:font-style-complex="normal"/>
    </style:style>
    <style:style style:name="T111" style:family="text">
      <style:text-properties fo:font-style="normal" officeooo:rsid="007b53eb" style:font-style-asian="normal" style:font-style-complex="normal"/>
    </style:style>
    <style:style style:name="T112" style:family="text">
      <style:text-properties fo:font-style="normal" officeooo:rsid="007d54c4" style:font-style-asian="normal" style:font-style-complex="normal"/>
    </style:style>
    <style:style style:name="T113" style:family="text">
      <style:text-properties fo:font-style="normal" officeooo:rsid="007dade2" style:font-style-asian="normal" style:font-style-complex="normal"/>
    </style:style>
    <style:style style:name="T114" style:family="text">
      <style:text-properties fo:font-style="normal" officeooo:rsid="007f8269" style:font-style-asian="normal" style:font-style-complex="normal"/>
    </style:style>
    <style:style style:name="T115" style:family="text">
      <style:text-properties fo:font-style="normal" officeooo:rsid="00818147" style:font-style-asian="normal" style:font-style-complex="normal"/>
    </style:style>
    <style:style style:name="T116" style:family="text">
      <style:text-properties fo:font-style="normal" officeooo:rsid="00832494" style:font-style-asian="normal" style:font-style-complex="normal"/>
    </style:style>
    <style:style style:name="T117" style:family="text">
      <style:text-properties fo:font-style="normal" officeooo:rsid="008534a7" style:font-style-asian="normal" style:font-style-complex="normal"/>
    </style:style>
    <style:style style:name="T118" style:family="text">
      <style:text-properties fo:font-style="normal" officeooo:rsid="00865adc" style:font-style-asian="normal" style:font-style-complex="normal"/>
    </style:style>
    <style:style style:name="T119" style:family="text">
      <style:text-properties fo:font-style="normal" officeooo:rsid="00882f58" style:font-style-asian="normal" style:font-style-complex="normal"/>
    </style:style>
    <style:style style:name="T120" style:family="text">
      <style:text-properties fo:font-style="normal" officeooo:rsid="0089f832" style:font-style-asian="normal" style:font-style-complex="normal"/>
    </style:style>
    <style:style style:name="T121" style:family="text">
      <style:text-properties fo:font-style="normal" officeooo:rsid="008b4251" style:font-style-asian="normal" style:font-style-complex="normal"/>
    </style:style>
    <style:style style:name="T122" style:family="text">
      <style:text-properties fo:font-style="normal" officeooo:rsid="008c5bd7" style:font-style-asian="normal" style:font-style-complex="normal"/>
    </style:style>
    <style:style style:name="T123" style:family="text">
      <style:text-properties fo:font-style="normal" officeooo:rsid="008e2ee5" style:font-style-asian="normal" style:font-style-complex="normal"/>
    </style:style>
    <style:style style:name="T124" style:family="text">
      <style:text-properties fo:font-style="normal" officeooo:rsid="008e9466" style:font-style-asian="normal" style:font-style-complex="normal"/>
    </style:style>
    <style:style style:name="T125" style:family="text">
      <style:text-properties fo:font-style="normal" officeooo:rsid="0090c9c1" style:font-style-asian="normal" style:font-style-complex="normal"/>
    </style:style>
    <style:style style:name="T126" style:family="text">
      <style:text-properties fo:font-style="normal" officeooo:rsid="00923452" style:font-style-asian="normal" style:font-style-complex="normal"/>
    </style:style>
    <style:style style:name="T127" style:family="text">
      <style:text-properties fo:font-style="normal" officeooo:rsid="0092d971" style:font-style-asian="normal" style:font-style-complex="normal"/>
    </style:style>
    <style:style style:name="T128" style:family="text">
      <style:text-properties fo:font-style="normal" officeooo:rsid="00947b39" style:font-style-asian="normal" style:font-style-complex="normal"/>
    </style:style>
    <style:style style:name="T129" style:family="text">
      <style:text-properties fo:font-style="normal" officeooo:rsid="0094996e" style:font-style-asian="normal" style:font-style-complex="normal"/>
    </style:style>
    <style:style style:name="T130" style:family="text">
      <style:text-properties fo:font-style="normal" officeooo:rsid="00955c2a" style:font-style-asian="normal" style:font-style-complex="normal"/>
    </style:style>
    <style:style style:name="T131" style:family="text">
      <style:text-properties fo:font-style="normal" officeooo:rsid="00967b06" style:font-style-asian="normal" style:font-style-complex="normal"/>
    </style:style>
    <style:style style:name="T132" style:family="text">
      <style:text-properties fo:font-style="normal" officeooo:rsid="00979f6e" style:font-style-asian="normal" style:font-style-complex="normal"/>
    </style:style>
    <style:style style:name="T133" style:family="text">
      <style:text-properties fo:font-style="normal" officeooo:rsid="009984b6" style:font-style-asian="normal" style:font-style-complex="normal"/>
    </style:style>
    <style:style style:name="T134" style:family="text">
      <style:text-properties fo:font-style="normal" officeooo:rsid="0099858c" style:font-style-asian="normal" style:font-style-complex="normal"/>
    </style:style>
    <style:style style:name="T135" style:family="text">
      <style:text-properties fo:font-style="normal" officeooo:rsid="009a2d2c" style:font-style-asian="normal" style:font-style-complex="normal"/>
    </style:style>
    <style:style style:name="T136" style:family="text">
      <style:text-properties fo:font-style="normal" officeooo:rsid="009bbb33" style:font-style-asian="normal" style:font-style-complex="normal"/>
    </style:style>
    <style:style style:name="T137" style:family="text">
      <style:text-properties fo:font-style="normal" officeooo:rsid="009cfa47" style:font-style-asian="normal" style:font-style-complex="normal"/>
    </style:style>
    <style:style style:name="T138" style:family="text">
      <style:text-properties fo:font-style="normal" officeooo:rsid="009e2893" style:font-style-asian="normal" style:font-style-complex="normal"/>
    </style:style>
    <style:style style:name="T139" style:family="text">
      <style:text-properties fo:font-style="normal" officeooo:rsid="009efc5a" style:font-style-asian="normal" style:font-style-complex="normal"/>
    </style:style>
    <style:style style:name="T140" style:family="text">
      <style:text-properties fo:font-style="normal" officeooo:rsid="00a0a21e" style:font-style-asian="normal" style:font-style-complex="normal"/>
    </style:style>
    <style:style style:name="T141" style:family="text">
      <style:text-properties fo:font-style="normal" officeooo:rsid="00a0ba80" style:font-style-asian="normal" style:font-style-complex="normal"/>
    </style:style>
    <style:style style:name="T142" style:family="text">
      <style:text-properties fo:font-style="normal" officeooo:rsid="00a2893f" style:font-style-asian="normal" style:font-style-complex="normal"/>
    </style:style>
    <style:style style:name="T143" style:family="text">
      <style:text-properties fo:font-style="normal" officeooo:rsid="00a41f8a" style:font-style-asian="normal" style:font-style-complex="normal"/>
    </style:style>
    <style:style style:name="T144" style:family="text">
      <style:text-properties fo:font-style="normal" officeooo:rsid="00a49da2" style:font-style-asian="normal" style:font-style-complex="normal"/>
    </style:style>
    <style:style style:name="T145" style:family="text">
      <style:text-properties fo:font-style="normal" officeooo:rsid="00a5fbfe" style:font-style-asian="normal" style:font-style-complex="normal"/>
    </style:style>
    <style:style style:name="T146" style:family="text">
      <style:text-properties fo:font-style="normal" officeooo:rsid="00a732a3" style:font-style-asian="normal" style:font-style-complex="normal"/>
    </style:style>
    <style:style style:name="T147" style:family="text">
      <style:text-properties fo:font-style="normal" officeooo:rsid="00a8da4a" style:font-style-asian="normal" style:font-style-complex="normal"/>
    </style:style>
    <style:style style:name="T148" style:family="text">
      <style:text-properties fo:font-style="normal" officeooo:rsid="00ac2430" style:font-style-asian="normal" style:font-style-complex="normal"/>
    </style:style>
    <style:style style:name="T149" style:family="text">
      <style:text-properties fo:font-style="normal" officeooo:rsid="00ad952d" style:font-style-asian="normal" style:font-style-complex="normal"/>
    </style:style>
    <style:style style:name="T150" style:family="text">
      <style:text-properties fo:font-style="normal" officeooo:rsid="00af707d" style:font-style-asian="normal" style:font-style-complex="normal"/>
    </style:style>
    <style:style style:name="T151" style:family="text">
      <style:text-properties fo:font-style="normal" officeooo:rsid="00b046d6" style:font-style-asian="normal" style:font-style-complex="normal"/>
    </style:style>
    <style:style style:name="T152" style:family="text">
      <style:text-properties fo:font-style="normal" officeooo:rsid="00b17389" style:font-style-asian="normal" style:font-style-complex="normal"/>
    </style:style>
    <style:style style:name="T153" style:family="text">
      <style:text-properties fo:font-style="normal" officeooo:rsid="00b23809" style:font-style-asian="normal" style:font-style-complex="normal"/>
    </style:style>
    <style:style style:name="T154" style:family="text">
      <style:text-properties fo:font-style="normal" officeooo:rsid="00b434eb" style:font-style-asian="normal" style:font-style-complex="normal"/>
    </style:style>
    <style:style style:name="T155" style:family="text">
      <style:text-properties fo:font-style="normal" officeooo:rsid="00b47a63" style:font-style-asian="normal" style:font-style-complex="normal"/>
    </style:style>
    <style:style style:name="T156" style:family="text">
      <style:text-properties fo:font-style="normal" officeooo:rsid="00b64bbd" style:font-style-asian="normal" style:font-style-complex="normal"/>
    </style:style>
    <style:style style:name="T157" style:family="text">
      <style:text-properties fo:font-style="normal" officeooo:rsid="00b82ca0" style:font-style-asian="normal" style:font-style-complex="normal"/>
    </style:style>
    <style:style style:name="T158" style:family="text">
      <style:text-properties officeooo:rsid="0032662b"/>
    </style:style>
    <style:style style:name="T159" style:family="text">
      <style:text-properties officeooo:rsid="00329e9f"/>
    </style:style>
    <style:style style:name="T160" style:family="text">
      <style:text-properties officeooo:rsid="003ab1f0"/>
    </style:style>
    <style:style style:name="T161" style:family="text">
      <style:text-properties officeooo:rsid="003bcd9a"/>
    </style:style>
    <style:style style:name="T162" style:family="text">
      <style:text-properties officeooo:rsid="003bef7a"/>
    </style:style>
    <style:style style:name="T163" style:family="text">
      <style:text-properties officeooo:rsid="003c70a7"/>
    </style:style>
    <style:style style:name="T164" style:family="text">
      <style:text-properties officeooo:rsid="003dcf24"/>
    </style:style>
    <style:style style:name="T165" style:family="text">
      <style:text-properties officeooo:rsid="003fc985"/>
    </style:style>
    <style:style style:name="T166" style:family="text">
      <style:text-properties officeooo:rsid="00404076"/>
    </style:style>
    <style:style style:name="T167" style:family="text">
      <style:text-properties officeooo:rsid="0041114e"/>
    </style:style>
    <style:style style:name="T168" style:family="text">
      <style:text-properties officeooo:rsid="0041b43a"/>
    </style:style>
    <style:style style:name="T169" style:family="text">
      <style:text-properties officeooo:rsid="00429fe0"/>
    </style:style>
    <style:style style:name="T170" style:family="text">
      <style:text-properties officeooo:rsid="00439237"/>
    </style:style>
    <style:style style:name="T171" style:family="text">
      <style:text-properties officeooo:rsid="00448eb0"/>
    </style:style>
    <style:style style:name="T172" style:family="text">
      <style:text-properties officeooo:rsid="004738a6"/>
    </style:style>
    <style:style style:name="T173" style:family="text">
      <style:text-properties officeooo:rsid="00491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hat Do You Know?</text:p>
      <text:p text:style-name="P3">215</text:p>
      <text:p text:style-name="P5">by Kyle Eggleston</text:p>
      <text:p text:style-name="P4"/>
      <text:h text:style-name="Heading_20_1" text:outline-level="1">Shuka Planet, Dubor Settlement</text:h>
      <text:p text:style-name="P4"><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4"><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4"><text:tab/><text:span text:style-name="T7">Toff walked outside </text:span><text:span text:style-name="T8">to investigate. “I’ll be back.” He said. “If it’s something exciting, I’ll let you know.”</text:span></text:p>
      <text:p text:style-name="P4"><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4"><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4"><text:tab/><text:span text:style-name="T14">Toff froze. What the hell did the government leader want with him?</text:span></text:p>
      <text:p text:style-name="P4"><text:tab/><text:span text:style-name="T14">A second later Meleth teleported down to the surface. She was standing next to Toff. “Toff.” She said. “That is your name right?”</text:span></text:p>
      <text:p text:style-name="P4"><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4"><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4"><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4"><text:tab/>“<text:span text:style-name="T16">You’re kidding right? Making a joke? I’ve heard about the Shuka sense of humor. But I must admit, I am not grasping it.” Toff said smiling.</text:span></text:p>
      <text:p text:style-name="P4"><text:tab/><text:span text:style-name="T17">Meleth shook her head. “I’m telling you the truth. There’s no joke here. If you don’t leave, I will have a security contingent down here in no time.” She said. “Don’t tempt me. It will happen.”</text:span></text:p>
      <text:p text:style-name="P4"><text:tab/>“<text:span text:style-name="T18">Twenty-four hours.” Toff repeated. “We’ll see about that.” He walked back into the dwelling </text:span><text:span text:style-name="T19">slamming the door behind him.</text:span></text:p>
      <text:p text:style-name="P4"><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4"><text:tab/><text:span text:style-name="T20">As Toff entered the dwelling, Coff looked at him. “She can’t be serious.” Coff folded her arms across her chest. “She can’t make us leave.”</text:span></text:p>
      <text:p text:style-name="P4"><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4"><text:tab/><text:span text:style-name="T21">Coff shook her head. “You saw the latest message from Ketish. He </text:span><text:span text:style-name="T22">wants</text:span><text:span text:style-name="T44"> us to stay and continue what we started.” She handed Toff a datapad to remind him of what the message said.</text:span></text:p>
      <text:p text:style-name="P4"><text:span text:style-name="T44"><text:tab/></text:span><text:span text:style-name="T45">Toff read over the message again. He nodded. “Yeah, I know Ketish wants to keep his options open.” If </text:span><text:span text:style-name="T46">Ketish’s</text:span><text:span text:style-name="T45"> current plan didn’t work out, </text:span><text:span text:style-name="T47">he</text:span><text:span text:style-name="T45"> wanted to be able to have a planet to conquer. Shuka was that planet. Shuka was his backup plan. “</text:span><text:span text:style-name="T48">He won’t be happy if we leave, will he.”</text:span></text:p>
      <text:p text:style-name="P4"><text:span text:style-name="T48"><text:tab/>Coff shook her head. “No, he won’t. </text:span><text:span text:style-name="T49">We need to keep this post. No matter what happens, we can’t let that woman take this post from us. It’s that important.”</text:span></text:p>
      <text:p text:style-name="P8"><text:tab/>Toff scoffed. “I thought you didn’t care about this post. What changed?”</text:p>
      <text:p text:style-name="P4"><text:span text:style-name="T49"><text:tab/>Coff pointed to her designs. “I’ve never been able to work on whatever I wanted to before. This is the first time in my life that I’ve been able to just do whatever it is I want, and I don’t ant to lose that!” She exclaimed. “</text:span><text:span text:style-name="T50">Besides, what if we’re meant to help usher in the </text:span><text:soft-page-break/><text:span text:style-name="T50">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158">he</text:span> opened a drawer and picked up a device. Pressing a button on it, he activated the device. Toff smiled. “There, that should give us some protection.”</text:p>
      <text:p text:style-name="P4"><text:span text:style-name="T50"><text:tab/>Coff was confused. She looked at the device and frowned. “What … what did that just do?” She asked. “I don’t think I’ve seen that device.” </text:span><text:span text:style-name="T51">She walked over to Toff and looked at the device in his hands. Nope, it didn’t ring a bell for her.</text:span></text:p>
      <text:p text:style-name="P4"><text:span text:style-name="T51"><text:tab/>“</text:span><text:span text:style-name="T52">Cloaking device.” Toff said. “We’re hidden from eyes and sensors.”</text:span></text:p>
      <text:p text:style-name="P4"><text:span text:style-name="T52"><text:tab/></text:span><text:span text:style-name="T53">Coff nodded her approval. They had a fighting chance. “</text:span><text:span text:style-name="T54">Now contact Ketish and let him know what’s taken place.”</text:span></text:p>
      <text:p text:style-name="P10"><text:tab/>“Right.” Toff said. “<text:span text:style-name="T159">Scrambler code sixty-four.”</text:span></text:p>
      <text:h text:style-name="Heading_20_1" text:outline-level="1">Crimson Gamma</text:h>
      <text:p text:style-name="P7"><text:span text:style-name="T43"><text:tab/></text:span><text:span text:style-name="T55">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7"><text:span text:style-name="T55"><text:tab/></text:span><text:span text:style-name="T56">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57">back lots don’t seem to be </text:span><text:span text:style-name="T23">that</text:span><text:span text:style-name="T57"> much of a problem these days. You’re running a tight ship.”</text:span></text:p>
      <text:p text:style-name="P7"><text:span text:style-name="T57"><text:tab/>Jeff smiled. “I learned from the best.” He gestured to Jack. “And I believe it’s </text:span><text:span text:style-name="T23">you</text:span><text:span text:style-name="T57"> who is running the tight ship, not me.” He ate a piece of his steak. “Now if only I could eat like this </text:span><text:span text:style-name="T23">all</text:span><text:span text:style-name="T57"> the time. That would be terrific.”</text:span></text:p>
      <text:p text:style-name="P7"><text:span text:style-name="T57"><text:tab/></text:span><text:span text:style-name="T58">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7"><text:span text:style-name="T58"><text:tab/>“</text:span><text:span text:style-name="T59">Security to Lieutenant Killpack.” A security guard’s voice came over the wire.</text:span></text:p>
      <text:p text:style-name="P7"><text:soft-page-break/><text:span text:style-name="T59"><text:tab/>Killpack sighed. “Speak of the devil.” He pressed a button on his comm unit. “Killpack here. What’s up Gabriel?”</text:span></text:p>
      <text:p text:style-name="P7"><text:span text:style-name="T59"><text:tab/>“</text:span><text:span text:style-name="T60">Sir.” The ensign began. “Seems we have a lurker problem down in back lot thirty-six. About six of them are hold up in there. They refuse to leave. Thought you should know.”</text:span></text:p>
      <text:p text:style-name="P11"><text:tab/>Jeff nodded. “Got it, I’m on my way.” He stood up from the table. “Sorry major, duty calls.”</text:p>
      <text:p text:style-name="P11"><text:tab/>Jack stood up as well. “Mind if I tag along?”</text:p>
      <text:p text:style-name="P11"><text:tab/>Jeff shook his head. “Nope, don’t mind it at all. You hae a weapon?” he reached for an extra gun and presented it to Jack. Jack reached for his own weapon.</text:p>
      <text:p text:style-name="P11"><text:tab/>“I’m packing.” He said. “Ever since I’ve been back, haven’t been able to keep mine at home. I feel safer this way for some reason. Never know when Ketish will arrive unannounced or otherwise. Best to be safe.”</text:p>
      <text:p text:style-name="P11"><text:tab/>“Right.” Jeff said. “Shall we?” They left the restaurant for back lot thirty-six.</text:p>
      <text:h text:style-name="Heading_20_1" text:outline-level="1">Back Lot Thirty-Six</text:h>
      <text:p text:style-name="Text_20_body"><text:tab/><text:span text:style-name="T160">Jack and Jeff entered back lot thirty-six </text:span><text:span text:style-name="T161">from the access tunnel</text:span><text:span text:style-name="T160">. </text:span><text:span text:style-name="T162">The access tunnels connected all of the back lots together, </text:span><text:span text:style-name="T163">yet it was still easy to get lost. </text:span><text:span text:style-name="T164">Jack pulled out his gun and got ready for anything that could come their way.</text:span></text:p>
      <text:p text:style-name="Text_20_body"><text:tab/>“<text:span text:style-name="T165">Who’s there?” Jack yelled out, his voice echoed down a loon hallway. The acoustics were amazing for being that part of the station. </text:span><text:span text:style-name="T166">There was no response. “Hey, I know you’re down here. I got the report. So show yourselves.”</text:span></text:p>
      <text:p text:style-name="Text_20_body"><text:tab/><text:span text:style-name="T167">There was a loud noise from a pipe falling down. “Dammit.” A voice said louder than intended.</text:span></text:p>
      <text:p text:style-name="Text_20_body"><text:tab/>“<text:span text:style-name="T168">Dude, you’re getting us in trouble.” Another voice said.</text:span></text:p>
      <text:p text:style-name="Text_20_body"><text:tab/><text:span text:style-name="T169">O’Brien sighed. “We can hear you…” He said.</text:span></text:p>
      <text:p text:style-name="Text_20_body"><text:tab/>“<text:span text:style-name="T170">Aw hell man.” A third voice said. “Now they know we’re here.”</text:span></text:p>
      <text:p text:style-name="Text_20_body"><text:tab/>“<text:span text:style-name="T171">Idiot, they </text:span><text:span text:style-name="T24">knew</text:span><text:span text:style-name="T171"> we were here the whole time.” The first voice said. “</text:span><text:span text:style-name="T172">Alright, we’re coming out!” It was the voice of a woman.</text:span></text:p>
      <text:p text:style-name="Text_20_body"><text:tab/><text:span text:style-name="T173">As the group of six exited from their hiding place, the woman who was clearly their leader spoke. She stood six foot tall easily, without high heels. No one wore high heels especially down in the back lots. She had green eyes and red hair. “Major O’Brien.” She said. “We weren’t doing anything illegal down here. I promise you that.”</text:span></text:p>
      <text:p text:style-name="Text_20_body"><text:soft-page-break/><text:tab/><text:span text:style-name="T173">Jack nodded. “Just being here is illegal enough miss. This is a maintenance access point, meant </text:span><text:span text:style-name="T25">only</text:span><text:span text:style-name="T61"> for station personnel. I haven’t seen you in any of the station rosters. Who are you? Who are these people? He gestured to the group.</text:span></text:p>
      <text:p text:style-name="P15"><text:tab/>The woman held out her hand. “Sam.” She said then pointed to her group. “Buster, John, Elise, Alice and Noodles.” She said introducing her group.</text:p>
      <text:p text:style-name="Text_20_body"><text:span text:style-name="T61"><text:tab/>Jack held back a smile. </text:span><text:span text:style-name="T25">Noodles</text:span><text:span text:style-name="T61">? He thought. Who on earth would go by the name Noodles?</text:span></text:p>
      <text:p text:style-name="Text_20_body"><text:span text:style-name="T61"><text:tab/>“His mother used to call him that, it stuck.” </text:span><text:span text:style-name="T68">Sam said, </text:span><text:span text:style-name="T69">reading Jack’s mind.</text:span></text:p>
      <text:p text:style-name="P15"><text:tab/>Jack took a step back. She could read his thoughts. “Don’t tell me, telepathic.”</text:p>
      <text:p text:style-name="P15"><text:tab/>Sam nodded her head. “Yes. We managed to … escape extermination that was the telepathic war. Been on the run ever since.”</text:p>
      <text:p text:style-name="Text_20_body"><text:span text:style-name="T61"><text:tab/></text:span><text:span text:style-name="T62">Jack sighed. The telepathic war. When Earth went on an all out offensive against anyone who could read minds. It was a horrible thing that took place. No one wanted it to happen, but it just did. It was a dark part of Earth’s history </text:span><text:span text:style-name="T63">one that no one could reverse. Jack was ashamed of that part of Earth’s history.</text:span></text:p>
      <text:p text:style-name="Text_20_body"><text:span text:style-name="T63"><text:tab/>“</text:span><text:span text:style-name="T64">You … people … and your kind did us dirty </text:span><text:span text:style-name="T26">major</text:span><text:span text:style-name="T64">.” Sam accused. “The </text:span><text:span text:style-name="T26">military</text:span><text:span text:style-name="T64"> is always at fault. Mark my words, someday your organization will be taken down. There will be nothing you can do about it, and I will sit back and laugh.”</text:span></text:p>
      <text:p text:style-name="Text_20_body"><text:span text:style-name="T64"><text:tab/></text:span><text:span text:style-name="T65">Jack chuckled. “Yet </text:span><text:span text:style-name="T27">you</text:span><text:span text:style-name="T65"> decided to come to </text:span><text:span text:style-name="T27">my</text:span><text:span text:style-name="T65"> station, run by the </text:span><text:span text:style-name="T27">military</text:span><text:span text:style-name="T65">. Interesting.” </text:span><text:span text:style-name="T66">He paused. “I’m not sure why you are here. I get it you’re on the run. It would be well within my duty to turn you in you know.”</text:span></text:p>
      <text:p text:style-name="P12"><text:span text:style-name="T66"><text:tab/>Sam shook her head. “Typical bureaucrat. You’re a puppet major. The government, the military, they</text:span><text:span text:style-name="T28"> both</text:span><text:span text:style-name="T66"> have you on a string. The problem is you don’t see it. You can turn us in, but trust me it won’t get you anywhere. We’ll find a way to break out of whatever jail you toss us into.” She paused and smiled. “There hasn’t been a jail I’ve been in that I haven’t escaped from.”</text:span></text:p>
      <text:p text:style-name="P12"><text:span text:style-name="T66"><text:tab/></text:span><text:span text:style-name="T67">Jack nodded. “Tell you what, find some suitable accommodations on the station and maybe we can overlook this infraction.” He said hoping Sam would understand and accept his terms. </text:span><text:span text:style-name="T70">If she didn’t then he would have to throw her in the brig. Jack didn’t want to do that. “</text:span><text:span text:style-name="T71">You’re right, the military did you wrong.” He admitted.</text:span></text:p>
      <text:p text:style-name="P12"><text:span text:style-name="T71"><text:tab/></text:span><text:span text:style-name="T72">Sam frowned. “We don’t have any money.” She said. “We stowed away on a transport that left the Moon to get here.” She looked around. “We thought we could just hide out here for a bit, but that obviously won’t do.”</text:span></text:p>
      <text:p text:style-name="P12"><text:span text:style-name="T72"><text:tab/>Jack frowned too. “Well without suitable accommodations, I’ll have to put you in the brig.” He looked to Killpack. “Unless Jeff here and I just happen to turn our heads. I hear there’s some rooms in </text:span><text:span text:style-name="T91">Section</text:span><text:span text:style-name="T72"> twenty-three, they’re not much to look at, but they’re free.”</text:span></text:p>
      <text:p text:style-name="P12"><text:soft-page-break/><text:span text:style-name="T72"><text:tab/>Sam couldn’t believe what she was hearing. “Seriously. Just like that.”</text:span></text:p>
      <text:p text:style-name="P16"><text:tab/>“Just like that.” Jack said. He pointed to his head. “You can read my mind, am I lying?”</text:p>
      <text:p text:style-name="P16"><text:tab/>O’Brien and Killpack turned their backs on the group of runaways. “Nice weather we’re having today.” Jack said.</text:p>
      <text:p text:style-name="P16"><text:tab/>Jeff laughed. “It’s environmentally controlled sir. It’s just station standard.”</text:p>
      <text:p text:style-name="P12"><text:span text:style-name="T72"><text:tab/>“Oh I know Jeff, just making smalltalk.” He turned around to see Sam and the others had gone. “And </text:span><text:span text:style-name="T29">that’s</text:span><text:span text:style-name="T72"> how you let runaways keep on the run.” </text:span><text:span text:style-name="T73">He patted Killpacks back. “Come on, I’m sure there are other more important things to look into. Let’s go.”</text:span></text:p>
      <text:p text:style-name="P12"><text:span text:style-name="T73"><text:tab/></text:span><text:span text:style-name="T74">They exited Back Lot Thirty-Six.</text:span></text:p>
      <text:h text:style-name="Heading_20_1" text:outline-level="1"><text:span text:style-name="T74">C</text:span><text:span text:style-name="T43">ommand &amp; Control</text:span></text:h>
      <text:p text:style-name="Text_20_body"><text:span text:style-name="T43"><text:tab/></text:span><text:span text:style-name="T75">Kate Monson stood at her post in C&amp;C. She looked at the computer monitor in front of her. It was the usual. Ships asking permission to dock. Ships asking permission to leave dock. Just the run of the mill happenings for a Tuesday.</text:span></text:p>
      <text:p text:style-name="Text_20_body"><text:span text:style-name="T75"><text:tab/></text:span><text:span text:style-name="T76">Then something caught her eye. A ship was attempting to leave dock without permission. The docking clamps were still engaged, the docking tentacles were still attached to their ship.</text:span></text:p>
      <text:p text:style-name="Text_20_body"><text:span text:style-name="T76"><text:tab/>Kate opened a channel. “C&amp;C to the Star Ship Astria Queen. Do not attempt to leave the station without proper authorization. I repeat do not attempt to leave. There are proper channels you need to clear through to be able to undock your ship. Please respond.” She waited for a response. </text:span><text:span text:style-name="T77">There was none.</text:span></text:p>
      <text:p text:style-name="P17"><text:tab/>Kate groaned. Why did they have to be stubborn? She opened a channel down to the docking port. “Docking Port Sixty-One, release that ship before it takes part of the station with it! Now!” She yelled into the channel.</text:p>
      <text:p text:style-name="Text_20_body"><text:span text:style-name="T77"><text:tab/>“</text:span><text:span text:style-name="T78">Trying to commander.” The dock master said. “The controls are frozen. That ship is in danger of going critical.” He said. “They’re putting too much strain on the docking clamps. I’m detonating them.”</text:span></text:p>
      <text:p text:style-name="P18"><text:tab/>Outside, at Docking Port Sixty-One, the docking clamps exploded in a brilliant flash of light. The alien vessel ripped away from the energy tentacles that were hooked to it. As it moved away from the station, the ship attempted to go to FTL. It exploded immediately.</text:p>
      <text:p text:style-name="Text_20_body"><text:span text:style-name="T78"><text:tab/></text:span><text:span text:style-name="T79">Kate stood there with her mouth open. “Scramble the search units.” She ordered. “I want any survivors found as soon as possible.” </text:span><text:span text:style-name="T80">She walked over to the security console and keyed up a schematic of the docking ports that ran along the sides of the station. There had to be a reason for the docking clamps not to release. She hoped it wasn’t sabotage, </text:span><text:span text:style-name="T81">but anything was possible these days.</text:span><text:span text:style-name="T80"> </text:span></text:p>
      <text:p text:style-name="Text_20_body"><text:soft-page-break/><text:span text:style-name="T80"><text:tab/></text:span><text:span text:style-name="T82">Reading through the logs, she noticed something odd. The ship’s docking clamps had been fortified with extra shielding. It wasn’t proper procedure, in fact it was quite outside the box and not recommended in order to prevent this exact situation from happening. </text:span><text:span text:style-name="T83">Someone had authorized it, and it wasn’t her. </text:span><text:span text:style-name="T84">Kate slammed her fist on the console.</text:span></text:p>
      <text:p text:style-name="P19"><text:tab/>“Report!” She yelled.</text:p>
      <text:p text:style-name="P19"><text:tab/>“Search and rescue pods are away.” An ensign answered. “Should find out if there are any survivors soon commander.” She turned back to her station.</text:p>
      <text:p text:style-name="P19"><text:tab/>Kate nodded. “Good.” She sasid.</text:p>
      <text:p text:style-name="Text_20_body"><text:span text:style-name="T84"><text:tab/>“</text:span><text:span text:style-name="T85">O’Brien to C&amp;C, Kate what the hell is going on up there? Did a ship just explode?!”</text:span></text:p>
      <text:p text:style-name="P13"><text:span text:style-name="T85"><text:tab/>“Yes sir.” Kate responded. “The </text:span><text:span text:style-name="T76">Astria Queen </text:span><text:span text:style-name="T85">attempted to leave without disengaging the docking clamps or energy tentacles. I have a search and rescue team out right now.”</text:span></text:p>
      <text:p text:style-name="P20"><text:tab/>“Good.” O’Brien said. “I’m on my way.”</text:p>
      <text:p text:style-name="P13"><text:span text:style-name="T85"><text:tab/></text:span><text:span text:style-name="T86">Kate sighed. Today was not going the way she wanted it to. </text:span><text:span text:style-name="T87">Life rarely went the way she wanted it to. That was just one of the perks of the job. Was it a perk though? She wondered. It was possibly a curse. Yes, a curse made more sense than a perk. Kate chuckled to herself. She was silly.</text:span></text:p>
      <text:p text:style-name="P13"><text:span text:style-name="T87"><text:tab/>“</text:span><text:span text:style-name="T88">Park to C&amp;C.” Madison’s voice came through the comm channel. “We have several fractures along the hull where the ship exploded. Our shields didn’t protect us. I have a crew working on it. I’ll keep you posted as things progress. Park out.”</text:span></text:p>
      <text:p text:style-name="P13"><text:span text:style-name="T88"><text:tab/></text:span><text:span text:style-name="T89">Kate smiled. She liked it when her officers were doing their jobs efficiently. She knew Madison would contact her as soon as the hull fractures were taken care of. Knowing the Dock Workers, it would be in no time.</text:span></text:p>
      <text:p text:style-name="P13"><text:span text:style-name="T89"><text:tab/></text:span><text:span text:style-name="T90">Twenty minutes later, O’Brien stepped into C&amp;C, things were hectic as usual. “Report.” He said to Kate.</text:span></text:p>
      <text:p text:style-name="P14"><text:span text:style-name="T90"><text:tab/>Kate handed him a datapad. “We’ve recovered twenty-three escape pods so far major.” She said. “The fractures along the hull are being repaired, should be done within the hour. The alien ship, </text:span><text:span text:style-name="T76">Astria Queen </text:span><text:span text:style-name="T90">has been destroyed. We’ll have to put the survivors up someplace until a replacement ship can come for them.”</text:span></text:p>
      <text:p text:style-name="P21"><text:tab/>O’Brien nodded. “Seems like you have everything under control.” He said. Jack headed for the door. “I guess I could have just gotten all of that over the comms, but I wanted to take a look at the damage. I don’t envy the Dock Workers, they’ll be busy for hours. If you need me, I’ll be on contact range. I need to go talk to someone.” He exited C&amp;C.</text:p>
      <text:p text:style-name="P21"><text:tab/>Kate shook her head. Everything could have been done in a report. Oh well, she thought, at least O’Brien knew the information she had.</text:p>
      <text:h text:style-name="Heading_20_1" text:outline-level="1"><text:soft-page-break/><text:span text:style-name="T91">Section</text:span><text:span text:style-name="T43"> Twenty-Three</text:span></text:h>
      <text:p text:style-name="Text_20_body"><text:span text:style-name="T43"><text:tab/></text:span><text:span text:style-name="T92">O’Brien walked around Section Twenty-Three. He came upon the main housing office. Walking inside, he found a woman sitting behind a desk. “State your request.” The woman said without looking </text:span><text:span text:style-name="T93">up.</text:span></text:p>
      <text:p text:style-name="Text_20_body"><text:span text:style-name="T93"><text:tab/>“</text:span><text:span text:style-name="T94">I am looking for some grifers who might have come though here recently, like within the last hour?” O’Brien said.</text:span></text:p>
      <text:p text:style-name="P22"><text:tab/>The woman looked up. “Oh, Major O’Brien.” She said. “I wasn’t expecting you to come down to this section of the station. I would have come to you.”</text:p>
      <text:p text:style-name="P22"><text:tab/>O’Brien waved his hand. “Nonsense, I know you’re busy down here. I just need to know if these people made it here safely.”</text:p>
      <text:p text:style-name="Text_20_body"><text:span text:style-name="T94"><text:tab/>“The telepaths you mean?” The woman tapped her pen on the desk in front of her. “Yeah, they came down here. They said </text:span><text:span text:style-name="T30">you</text:span><text:span text:style-name="T94"> sent them. Guess they thought that would have given them some special treatment or something. Well it didn’t. They did find a place to stay though. Guest Quarters Sixteen Alpha. You can check in on them if you want your mind probed.”</text:span></text:p>
      <text:p text:style-name="Text_20_body"><text:span text:style-name="T94"><text:tab/>Jack nodded. “That’s great, thank you.” He said. </text:span><text:span text:style-name="T95">Turning around, he exited the office.</text:span></text:p>
      <text:p text:style-name="Text_20_body"><text:span text:style-name="T95"><text:tab/>Walking down the corridor, Jack frowned. It was in a state of disarray. Crates were everywhere, some were blocking doors even. Jack wondered how any part of the station could get in such a state. He </text:span><text:span text:style-name="T31">thought</text:span><text:span text:style-name="T95"> he had run a tighter ship than this. But there were bound to be places that just weren’t up to code he guessed. Something to address at a later time.</text:span></text:p>
      <text:p text:style-name="Text_20_body"><text:span text:style-name="T95"><text:tab/></text:span><text:span text:style-name="T96">Coming to the guest quarters, Jack rung the bell and waited. A moment passed and Sam answered the door. She looked him up and down and frowned. “Don’t tell me you’re here to arrest us, </text:span><text:span text:style-name="T32">now</text:span><text:span text:style-name="T96">.” She said.</text:span></text:p>
      <text:p text:style-name="P23"><text:tab/>Jack shook his head. “No ma’am.” He said. “I simply wanted to check on your people.”</text:p>
      <text:p text:style-name="Text_20_body"><text:span text:style-name="T96"><text:tab/>Sam scoffed. “My people.” She said. “Don’t you realize before the eradication of my people, there were thousands of us? Do you understand what your organization did to us?!” She was angry. “</text:span><text:span text:style-name="T97">I live on the run because of you and your military. It’s … tiresome and … frustrating.” Sam sighed.</text:span></text:p>
      <text:p text:style-name="P24"><text:tab/>Jack nodded. “I understand.” He said. “I know this probably isn’t the right time for a request.”</text:p>
      <text:p text:style-name="P24"><text:tab/>Sam smiled. “You want me to read your mind. Maybe pull up a repressed memory?”</text:p>
      <text:p text:style-name="P24"><text:tab/>Jack looked shocked. How did she know?</text:p>
      <text:p text:style-name="Text_20_body"><text:span text:style-name="T97"><text:tab/>“Telepath, remember?” Sam laughed. “Yeah, come in. I can do that for you. I owe you </text:span><text:span text:style-name="T33">something</text:span><text:span text:style-name="T97"> for allowing us to stay here. Even if it is for a little while.”</text:span></text:p>
      <text:p text:style-name="P24"><text:tab/>Jack entered the guest quarters and looked around.</text:p>
      <text:p text:style-name="Text_20_body"><text:soft-page-break/><text:span text:style-name="T97"><text:tab/>They were average quarters. Nothing fancy. If the occupants wanted fancy, they could visit the Main Gallery and buy some things from the shops on the station.</text:span></text:p>
      <text:p text:style-name="P24"><text:tab/>“Please have a seat, major.” Sam said.</text:p>
      <text:p text:style-name="Text_20_body"><text:span text:style-name="T97"><text:tab/></text:span><text:span text:style-name="T98">Jack sat down on a couch. He waited further instruction.</text:span></text:p>
      <text:p text:style-name="P25"><text:tab/>Sam hovered over Jack. Taking her hands, she hovered them over his head. “Clear your thoughts. How far back do you want me to dig?”</text:p>
      <text:p text:style-name="P25"><text:tab/>Jack thought about it for a moment. “Hmmm.” He said. “I’m not sure. Do you have the ability to I don’t know, search my thoughts for something I can’t actively remember or recall? Something I can’t bring up to the surface, like it’s buried or something?”</text:p>
      <text:p text:style-name="Text_20_body"><text:span text:style-name="T98"><text:tab/>Sam placed her hands on Jack’s head. “Yeah, I can do that.” She said. “</text:span><text:span text:style-name="T99">This might feel a little … weird.” She smiled.</text:span></text:p>
      <text:p text:style-name="P26"><text:tab/>Jack sighed. Weird was always somewhere in the works. “Okay, go for it.” He said.</text:p>
      <text:p text:style-name="Text_20_body"><text:span text:style-name="T99"><text:tab/>“</text:span><text:span text:style-name="T100">Ooommmm.” Sam hummed. “I’m seeing you sitting in a room, you are being tortured.” She said. “Ketish is the Dubor torturing you. You are one of them.”</text:span></text:p>
      <text:p text:style-name="Text_20_body"><text:span text:style-name="T100"><text:tab/></text:span><text:span text:style-name="T101">Jack frowned. “Yeah, that I know. I said something I </text:span><text:span text:style-name="T34">didn’t</text:span><text:span text:style-name="T101"> know.”</text:span></text:p>
      <text:p text:style-name="Text_20_body"><text:span text:style-name="T101"><text:tab/>“</text:span><text:span text:style-name="T102">Right, let me concentrate.” Sam said with a scolding tone. </text:span><text:span text:style-name="T103">After a moment, she gasped.</text:span></text:p>
      <text:p text:style-name="P27"><text:tab/>“What do you see?” Jack asked. “What do you know?”</text:p>
      <text:p text:style-name="Text_20_body"><text:span text:style-name="T103"><text:tab/></text:span><text:span text:style-name="T104">Sam forced herself to close the mind connection. “No,” She said “It’s too dark. I can’t go any further.” She fell to the floor sobbing.</text:span></text:p>
      <text:p text:style-name="Text_20_body"><text:span text:style-name="T104"><text:tab/></text:span><text:span text:style-name="T105">Jack rested a hand on her shoulder. “I’m sorry.”</text:span></text:p>
      <text:p text:style-name="Text_20_body"><text:span text:style-name="T105"><text:tab/>Sam scooted away from him. “Please, don’t touch me. It only tries to relink the psychic bond.” </text:span><text:span text:style-name="T106">She said. “Please leave.”</text:span></text:p>
      <text:p text:style-name="Text_20_body"><text:span text:style-name="T106"><text:tab/></text:span><text:span text:style-name="T107">Jack stood and exited the quarters. It felt like thousands of eyes were watching him. Talk about a creepy vibe. </text:span><text:span text:style-name="T108">As he walked down the corridor he kept looking behind h</text:span><text:span text:style-name="T109">im. </text:span><text:span text:style-name="T35">What did she see? What does she know?</text:span><text:span text:style-name="T110"> He asked himself.</text:span></text:p>
      <text:p text:style-name="Text_20_body"><text:span text:style-name="T110"><text:tab/></text:span><text:span text:style-name="T111">Back in her quarters, Sam collapsed to the deck unconscious. Noodles approached her carefully, kneeling down, he checked her pulse. She was alive, barely. </text:span><text:span text:style-name="T112">Walking over to a communications device, he contacted Med Bay. “I need a doctor.” He said. “Section twenty-three, Guest Quarters Sixteen Alpha.”</text:span></text:p>
      <text:p text:style-name="Text_20_body"><text:span text:style-name="T112"><text:tab/>“</text:span><text:span text:style-name="T113">On our way.” A medic said on the other end of the line.</text:span></text:p>
      <text:p text:style-name="Text_20_body"><text:soft-page-break/><text:span text:style-name="T113"><text:tab/></text:span><text:span text:style-name="T114">Ten minutes passed, Doctor Allen showed up at the guest quarters. Walking inside, he looked around. </text:span><text:span text:style-name="T36">The</text:span><text:span text:style-name="T37">se</text:span><text:span text:style-name="T36"> quarters </text:span><text:span text:style-name="T37">are</text:span><text:span text:style-name="T36"> just terrible</text:span><text:span text:style-name="T114">. He thought. Why anyone would want to live there was beyond him.</text:span></text:p>
      <text:p text:style-name="Text_20_body"><text:span text:style-name="T114"><text:tab/></text:span><text:span text:style-name="T115">Approaching Sam, he knelt down and checked her vitals. Her breathing was labored, but she was breathing. Her heart rate wasn’t normal. Pulling out a device from his medical bag, Matt placed it on her chest. He activated the device, after a moment her heart rate returned to normal.</text:span></text:p>
      <text:p text:style-name="P28"><text:tab/>Looking to Noodles, Matt frowned. “I want to take her to Med Bay where I can keep an eye on her for a few days. I don’t like some of these readings.”</text:p>
      <text:p text:style-name="P28"><text:tab/>Noodles hesitated. “Is that … absolutely … um …”</text:p>
      <text:p text:style-name="Text_20_body"><text:span text:style-name="T115"><text:tab/>“Necessary?” Matt finished the man’s sentence. “Yes, I’m afraid it is.” </text:span><text:span text:style-name="T116">Looking to Sam, he wished he had brought someone with him, and with the teleporters offline there wasn’t an easy way to get her to the Med Bay. “Care to help me?” He asked.</text:span></text:p>
      <text:p text:style-name="P29"><text:tab/>Noodles nodded. “Yes.” He said.</text:p>
      <text:p text:style-name="P29"><text:tab/>They picked Sam up and placed her in a wheelchair. Matt smiled at the young man. “Thank you. I’ll take her to Med Bay for observation. You’re welcome to come with me, if you’d like.”</text:p>
      <text:p text:style-name="P29"><text:tab/>Noodles shook his head. “I better stay here, my people will be concerned about her.”</text:p>
      <text:p text:style-name="P29"><text:tab/>“Alright.” Matt said. He wheeled Sam out of the quarters and down the corridor.</text:p>
      <text:h text:style-name="Heading_20_1" text:outline-level="1"><text:span text:style-name="T116">M</text:span><text:span text:style-name="T43">ed Bay</text:span></text:h>
      <text:p text:style-name="Text_20_body"><text:span text:style-name="T43"><text:tab/></text:span><text:span text:style-name="T117">A day later, Matt was concerned about Sam. She hadn’t regained consciousness. Every scan he ran on her came back as normal. But if that were the case, she would be awake and walking around. </text:span><text:span text:style-name="T118">But she wasn’t, Sam was in some kind of coma that Doctor Allen couldn’t even begin to explain.</text:span></text:p>
      <text:p text:style-name="Text_20_body"><text:span text:style-name="T118"><text:tab/>“</text:span><text:span text:style-name="T119">Chief Medical Officers Log, May 6, 2247. Recorded under security lockout Zed Seven. I have a patient that I cannot seem to understand. Her name is Sam, surname unknown. She’s in a coma at the present moment. From what I can tell, she’s a telepath. Telepaths were eradicated over thirty years ago according to the archives. </text:span><text:span text:style-name="T120">How she managed to survive is beyond me. I am under a strict doctor patient confidentiality clause not to disclose this to anyone. Hence the security lockout. As far as anyone is concerned she is just a patient. End Log.”</text:span></text:p>
      <text:p text:style-name="Text_20_body"><text:span text:style-name="T120"><text:tab/></text:span><text:span text:style-name="T121">Matt walked into the quarantined area where Sam was laying </text:span><text:span text:style-name="T122">and took some readings. No change that he could detect. </text:span><text:span text:style-name="T123">He sighed. Matt wished he could figure out what the hell was going on with Sam. He hated seeing people in such a condition, granted it was all he saw most days; but it was heart wrenching for him to </text:span><text:span text:style-name="T124">experience</text:span><text:span text:style-name="T123">.</text:span></text:p>
      <text:p text:style-name="Text_20_body"><text:span text:style-name="T123"><text:tab/></text:span><text:span text:style-name="T125">As Matt stood over her, he began to experience … something.</text:span></text:p>
      <text:p text:style-name="Text_20_body"><text:soft-page-break/><text:span text:style-name="T125"><text:tab/>His mind opened up, he was standing in an empty field. </text:span><text:span text:style-name="T126">The sky was overcast. It was kinda dark from what he could see. Squinting, Matt couldn’t see much beyond the horizon. Where was he? What was he doing there? </text:span><text:span text:style-name="T127">More importantly, how did he get there?</text:span></text:p>
      <text:p text:style-name="Text_20_body"><text:span text:style-name="T127"><text:tab/>“Where am I?” Matt asked out loud.</text:span></text:p>
      <text:p text:style-name="Text_20_body"><text:span text:style-name="T127"><text:tab/>“In your mind.” A female voice said from behind.</text:span></text:p>
      <text:p text:style-name="Text_20_body"><text:span text:style-name="T127"><text:tab/>Matt turned around, Sam was standing there with her arms folded. “</text:span><text:span text:style-name="T128">My mind sensed your presence and reached out to you. I apologize if it was a bit unsettling. </text:span><text:span text:style-name="T129">I didn’t mean to shock or surprise you like this, I wanted to make you feel comfortable.</text:span><text:span text:style-name="T128">”</text:span></text:p>
      <text:p text:style-name="Text_20_body"><text:span text:style-name="T128"><text:tab/>“</text:span><text:span text:style-name="T129">Why?” Matt asked.</text:span></text:p>
      <text:p text:style-name="Text_20_body"><text:span text:style-name="T129"><text:tab/>“So we could talk.” Sam said. A</text:span><text:span text:style-name="T130">n oak</text:span><text:span text:style-name="T129"> bench appeared. “Come sit down, we need to talk.” She said sitting down on the </text:span><text:span text:style-name="T130">oak</text:span><text:span text:style-name="T129"> bench.</text:span></text:p>
      <text:p text:style-name="Text_20_body"><text:span text:style-name="T129"><text:tab/></text:span><text:span text:style-name="T131">Matt shrugged, what could it hurt? He thought. Sitting down on the bench, he looked at Sam. She was a beautiful woman. Which was creepy to think about because they were in his mind. Was he imagining he was attracted to her, or was he actually attracted to her? Matt couldn’t tell.</text:span></text:p>
      <text:p text:style-name="Text_20_body"><text:span text:style-name="T131"><text:tab/>“</text:span><text:span text:style-name="T132">What did you want to talk about?” Matt asked, he rested his arm across the back of the bench.</text:span></text:p>
      <text:p text:style-name="Text_20_body"><text:span text:style-name="T132"><text:tab/>Sam smiled. “What are you going to do with my people?” </text:span><text:span text:style-name="T133">She asked. “I know you know we’re telepaths. I mean, you’ve scanned me and could tell that from your scans. My higher brain functions are different than … </text:span><text:span text:style-name="T38">normal</text:span><text:span text:style-name="T133"> humans. I can’t change who I am, I am me.”</text:span></text:p>
      <text:p text:style-name="Text_20_body"><text:span text:style-name="T133"><text:tab/>Matt smiled. “Yes you are, you.” He agreed. “</text:span><text:span text:style-name="T134">I, like many other humans, do not agree with the eradication order that took place in 2217. </text:span><text:span text:style-name="T135">Many of us did not know what was happening. We knew telepaths existed, but thought they posed no threat to the rest of us. The government felt … otherwise.”</text:span></text:p>
      <text:p text:style-name="Text_20_body"><text:span text:style-name="T135"><text:tab/></text:span><text:span text:style-name="T136">Sam scoffed. “You can’t apologize for the entire human race. You’re only one man.” She said.</text:span></text:p>
      <text:p text:style-name="Text_20_body"><text:span text:style-name="T136"><text:tab/>Matt agreed with the statement. He </text:span><text:span text:style-name="T39">was</text:span><text:span text:style-name="T136"> only one man. A man who did not have the authority to even attempt to make an apology for the eradication of an entire race. Telepaths deserved a right to live and survive in the present political climate. They always had a right to live and survive, but well they had been destroyed. Or so he thought.</text:span></text:p>
      <text:p text:style-name="Text_20_body"><text:span text:style-name="T136"><text:tab/>“</text:span><text:span text:style-name="T137">What were you doing before you collapsed?” Matt asked. “You’re in a coma and I do not know how to bring you out of it.”</text:span></text:p>
      <text:p text:style-name="Text_20_body"><text:span text:style-name="T137"><text:tab/>Sam turned away. She did not want to answer the question. She did not want to remember what she had felt in the major’s mind. It was too dark to relive. But Matt was facing her down, she had to say </text:span><text:span text:style-name="T40">something</text:span><text:span text:style-name="T137">. “</text:span><text:span text:style-name="T138">I was performing a scan of the major, Major O’Brien.” She said. “I found some … dark, deep dark thoughts I was not expecting. It affected my ability to keep control and I believe I just passed out from the experience.”</text:span></text:p>
      <text:p text:style-name="Text_20_body"><text:soft-page-break/><text:span text:style-name="T138"><text:tab/>Matt nodded. “I see.” He replied. “What was it you saw?”</text:span></text:p>
      <text:p text:style-name="Text_20_body"><text:span text:style-name="T138"><text:tab/>Sam shook her head. “Oh no.” She said. “I don’t think I should tell you that information. </text:span><text:span text:style-name="T139">It’s rather personal.” She shrugged. “If the major wants you to know, he’ll tell you.”</text:span></text:p>
      <text:p text:style-name="Text_20_body"><text:span text:style-name="T139"><text:tab/>Matt laughed. “I doubt you even told him.”</text:span></text:p>
      <text:p text:style-name="Text_20_body"><text:span text:style-name="T139"><text:tab/>Sam realized he was right. She hadn’t told the major a thing she had seen, she simply had asked him to leave her alone before passing out. That was something she must rectify, the major deserved to know what she saw. The dark dark thing she saw.</text:span></text:p>
      <text:p text:style-name="Text_20_body"><text:span text:style-name="T139"><text:tab/>“</text:span><text:span text:style-name="T140">I can pull myself out of the coma.” She said. “If I do so, will you give me a meeting with the major? </text:span><text:span text:style-name="T141">I have to … apologize to him and make up for it.</text:span><text:span text:style-name="T140">” </text:span><text:span text:style-name="T141">She couldn’t believe the words that were coming out of her mouth. Growing up, she was trained to </text:span><text:span text:style-name="T41">not</text:span><text:span text:style-name="T141"> trust any non telepath. They were considered </text:span><text:span text:style-name="T41">normals</text:span><text:span text:style-name="T141"> and normals were not to be trusted no matter what they said to you. But the major was different somehow. She could feel it. She knew it from reading his mind.</text:span></text:p>
      <text:p text:style-name="Text_20_body"><text:span text:style-name="T141"><text:tab/></text:span><text:span text:style-name="T142">Matt stared at Sam. Could he trust her? Nothing she had done said he couldn’t trust her, so there was that. </text:span><text:span text:style-name="T143">He smiled. “Alright, you have a deal. Come out of your coma, and I will arrange a meeting between you and Major O’Brien.”</text:span></text:p>
      <text:p text:style-name="Text_20_body"><text:span text:style-name="T143"><text:tab/>Sam smiled. “Agreed.”</text:span></text:p>
      <text:p text:style-name="Text_20_body"><text:span text:style-name="T143"><text:tab/>Matt came to, he was still standing over Sam’s body. “What a head rush.” He said.</text:span></text:p>
      <text:p text:style-name="Text_20_body"><text:span text:style-name="T143"><text:tab/>“Indeed.” Sam said waking up. She sat up and smiled. “We have deal, don’t forget it.”</text:span></text:p>
      <text:p text:style-name="Text_20_body"><text:span text:style-name="T143"><text:tab/>Matt nodded. “Right.” Taking his communications unit out of his pocket, he hailed the major. “Doctor Allen to Major O’Brien.”</text:span></text:p>
      <text:p text:style-name="Text_20_body"><text:span text:style-name="T143"><text:tab/>The voice of Major O’Brien came over the comm unit. “O’Brien here. Go.”</text:span></text:p>
      <text:p text:style-name="Text_20_body"><text:span text:style-name="T143"><text:tab/>“I have a telepath that wishes to speak with you sir. Her name is Sam?”</text:span></text:p>
      <text:p text:style-name="Text_20_body"><text:span text:style-name="T143"><text:tab/>O’Brien froze for a moment. The telepath wanted to speak with </text:span><text:span text:style-name="T42">him</text:span><text:span text:style-name="T143">? The doctor must have misheard the request. There was no way in hell Sam would want to speak with him, not after what happened. Whatever she saw scared the hell out of her. That was enough for him to run the other way.</text:span></text:p>
      <text:p text:style-name="Text_20_body"><text:span text:style-name="T143"><text:tab/>“</text:span><text:span text:style-name="T144">Major?” Matt continued. “Can you hear me?”</text:span></text:p>
      <text:p text:style-name="Text_20_body"><text:span text:style-name="T144"><text:tab/>O’Brien spoke, his voice was shaky. “Yeah, I can hear you doctor. Um, have her escorted to my office. I’ll speak with her there. Are you sure she’s okay?”</text:span></text:p>
      <text:p text:style-name="Text_20_body"><text:span text:style-name="T144"><text:tab/>Matt nodded. “Yes sir. She was in a coma, but she’s doing much better now. I’ll send her to your office at once. Allen out.”</text:span></text:p>
      <text:p text:style-name="Text_20_body"><text:span text:style-name="T144"><text:tab/>Sam looked to the doctor. “Thank you.” She said.</text:span></text:p>
      <text:p text:style-name="Text_20_body"><text:soft-page-break/><text:span text:style-name="T144"><text:tab/>Matt smiled as he helped her stand up from the medical bed. “</text:span><text:span text:style-name="T145">Alright, you have </text:span><text:span text:style-name="T146">your meeting. Don’t screw it up.” He teased. “</text:span><text:span text:style-name="T147">Do me a favor.” Matt said.</text:span></text:p>
      <text:p text:style-name="Text_20_body"><text:span text:style-name="T147"><text:tab/>“Anything.” Sam said.</text:span></text:p>
      <text:p text:style-name="Text_20_body"><text:span text:style-name="T147"><text:tab/>“Come back in for a follow-up in ten days. There’s some strange readings coming from your hippocampus, I’d like to checkup on it later.” Matt said. “I don’t want anything happening to you. You’re a dying breed, might as well keep you alive as long as possible with your memories intact.”</text:span></text:p>
      <text:h text:style-name="Heading_20_1" text:outline-level="1"><text:span text:style-name="T147">M</text:span><text:span text:style-name="T43">ajor O’Brien’s Office</text:span></text:h>
      <text:p text:style-name="Text_20_body"><text:span text:style-name="T43"><text:tab/></text:span><text:span text:style-name="T148">Jack was pacing in his office, the lights were off. Sometimes </text:span><text:span text:style-name="T149">Jack</text:span><text:span text:style-name="T148"> felt he thought better in the dark. </text:span><text:span text:style-name="T149">He wondered what Sam was going to tell him. </text:span><text:span text:style-name="T150">It could be anything really, she had seen Ketish torture Jack in that cell on Dubor. </text:span><text:span text:style-name="T151">What else did she know about his past? What could she possibly know that he did not know about his life?</text:span></text:p>
      <text:p text:style-name="Text_20_body"><text:span text:style-name="T151"><text:tab/>Sam entered Jack’s office. “Major?” She said. “I can barely see.”</text:span></text:p>
      <text:p text:style-name="Text_20_body"><text:span text:style-name="T151"><text:tab/>Jack frowned, time to face the music. “Computer, lights. Full illumination.” <text:s/>The office lights came up. Jack sat down on a couch </text:span><text:span text:style-name="T152">in the corner of his office. “Sam.” He said. “When Doctor Allen told me what he had made you promise, I about lost it. I won’t lie. I’m scared shitless of what you happen to know about me that I don’t.”</text:span></text:p>
      <text:p text:style-name="Text_20_body"><text:span text:style-name="T152"><text:tab/>Sam walked over to the couch and sat down next to Jack. </text:span><text:span text:style-name="T153">As she locked eyes with Jack, memories of what she saw flashed before her eyes. </text:span><text:span text:style-name="T154">She shook her head to snap out of it. “No reason to be scared major.” She said. “We’ve all been there before, I get it. I understand.” </text:span><text:span text:style-name="T155">She paused. “I’m the first telepath you’ve ever met, aren’t I.”</text:span></text:p>
      <text:p text:style-name="Text_20_body"><text:span text:style-name="T155"><text:tab/></text:span><text:span text:style-name="T156">Jack slowly nodded his head. “Yeah, there are others who have relationships with telepaths from thirty years ago, I am not one of them. You are my first telepath, </text:span><text:span text:style-name="T157">and it scares me of what you might know</text:span><text:span text:style-name="T1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1</text:page-number><text:s/>of <text:page-count>13</text:page-count>) <text:date style:data-style-name="N37" text:date-value="2026-02-01T14:53:08.728238479">02/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1T14:53:08.656179673</dc:date>
    <meta:editing-duration>PT16H19M42S</meta:editing-duration>
    <meta:editing-cycles>171</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82" meta:word-count="5559" meta:character-count="30404" meta:non-whitespace-character-count="24855"/>
  </office:meta>
</office:document-meta>
</file>